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4389" officeooo:paragraph-rsid="00004389"/>
    </style:style>
    <style:style style:name="P2" style:family="paragraph" style:parent-style-name="Standard">
      <style:text-properties fo:font-size="10.5pt" officeooo:rsid="00004389" officeooo:paragraph-rsid="00004389" style:font-size-asian="9.14999961853027pt" style:font-size-complex="10.5pt"/>
    </style:style>
    <style:style style:name="P3" style:family="paragraph" style:parent-style-name="Standard">
      <style:paragraph-properties fo:text-align="justify" style:justify-single-word="false"/>
      <style:text-properties fo:font-size="10.5pt" officeooo:rsid="00004389" officeooo:paragraph-rsid="00004389" style:font-size-asian="9.14999961853027pt" style:font-size-complex="10.5pt"/>
    </style:style>
    <style:style style:name="P4" style:family="paragraph" style:parent-style-name="Standard">
      <style:text-properties fo:font-size="10.5pt" officeooo:rsid="00004950" officeooo:paragraph-rsid="00004950" style:font-size-asian="9.14999961853027pt" style:font-size-complex="10.5pt"/>
    </style:style>
    <style:style style:name="P5" style:family="paragraph" style:parent-style-name="Standard">
      <style:text-properties fo:font-size="10.5pt" style:text-underline-style="solid" style:text-underline-width="auto" style:text-underline-color="font-color" officeooo:rsid="0000dc9e" officeooo:paragraph-rsid="0000dc9e" style:font-size-asian="9.14999961853027pt" style:font-size-complex="10.5pt"/>
    </style:style>
    <style:style style:name="P6" style:family="paragraph" style:parent-style-name="Standard">
      <style:text-properties fo:font-size="10.5pt" style:text-underline-style="none" officeooo:rsid="0000dc9e" officeooo:paragraph-rsid="0000dc9e" style:font-size-asian="9.14999961853027pt" style:font-size-complex="10.5pt"/>
    </style:style>
    <style:style style:name="P7" style:family="paragraph" style:parent-style-name="Standard">
      <style:text-properties fo:font-size="10.5pt" style:text-underline-style="none" officeooo:rsid="00020dfd" officeooo:paragraph-rsid="00020dfd" style:font-size-asian="9.14999961853027pt" style:font-size-complex="10.5pt"/>
    </style:style>
    <style:style style:name="P8" style:family="paragraph" style:parent-style-name="Standard">
      <style:text-properties fo:font-size="10.5pt" style:text-underline-style="none" officeooo:rsid="00020dfd" officeooo:paragraph-rsid="0000dc9e" style:font-size-asian="9.14999961853027pt" style:font-size-complex="10.5pt"/>
    </style:style>
    <style:style style:name="P9" style:family="paragraph" style:parent-style-name="Standard">
      <style:paragraph-properties fo:text-align="start" style:justify-single-word="false"/>
      <style:text-properties fo:font-size="10.5pt" style:text-underline-style="none" officeooo:rsid="00031f64" officeooo:paragraph-rsid="00031f64" style:font-size-asian="9.14999961853027pt" style:font-size-complex="10.5pt"/>
    </style:style>
    <style:style style:name="P10" style:family="paragraph" style:parent-style-name="Standard">
      <style:paragraph-properties fo:text-align="start" style:justify-single-word="false"/>
      <style:text-properties fo:font-size="10.5pt" style:text-underline-style="none" officeooo:rsid="0005048c" officeooo:paragraph-rsid="0005048c" style:font-size-asian="9.14999961853027pt" style:font-size-complex="10.5pt"/>
    </style:style>
    <style:style style:name="P11" style:family="paragraph" style:parent-style-name="Standard">
      <style:text-properties fo:font-size="10.5pt" style:text-underline-style="none" officeooo:rsid="000231bf" officeooo:paragraph-rsid="000231bf" style:font-size-asian="10.5pt" style:font-size-complex="10.5pt"/>
    </style:style>
    <style:style style:name="P12" style:family="paragraph" style:parent-style-name="Standard">
      <style:text-properties fo:font-size="12pt" officeooo:rsid="00004389" officeooo:paragraph-rsid="00004389" style:font-size-asian="12pt" style:font-size-complex="12pt"/>
    </style:style>
    <style:style style:name="P13" style:family="paragraph" style:parent-style-name="Standard">
      <style:text-properties fo:font-size="12pt" officeooo:rsid="00004389" officeooo:paragraph-rsid="00090f39" style:font-size-asian="12pt" style:font-size-complex="12pt"/>
    </style:style>
    <style:style style:name="P14" style:family="paragraph" style:parent-style-name="Standard">
      <style:text-properties fo:font-size="12pt" officeooo:rsid="000a5e14" officeooo:paragraph-rsid="00090f39" style:font-size-asian="12pt" style:font-size-complex="12pt"/>
    </style:style>
    <style:style style:name="P15" style:family="paragraph" style:parent-style-name="Standard">
      <style:paragraph-properties>
        <style:tab-stops/>
      </style:paragraph-properties>
      <style:text-properties fo:font-size="12pt" style:text-underline-style="none" officeooo:rsid="000a5e14" officeooo:paragraph-rsid="00090f39" style:font-size-asian="12pt" style:font-size-complex="12pt"/>
    </style:style>
    <style:style style:name="P16" style:family="paragraph" style:parent-style-name="Standard">
      <style:paragraph-properties>
        <style:tab-stops/>
      </style:paragraph-properties>
      <style:text-properties fo:font-size="12pt" style:text-underline-style="none" officeooo:rsid="000aa359" officeooo:paragraph-rsid="000aa359" style:font-size-asian="12pt" style:font-size-complex="12pt"/>
    </style:style>
    <style:style style:name="P17" style:family="paragraph" style:parent-style-name="Standard">
      <style:paragraph-properties>
        <style:tab-stops/>
      </style:paragraph-properties>
      <style:text-properties fo:font-size="12pt" style:text-underline-style="none" officeooo:rsid="000c1d4b" officeooo:paragraph-rsid="000c1d4b" style:font-size-asian="12pt" style:font-size-complex="12pt"/>
    </style:style>
    <style:style style:name="P18" style:family="paragraph" style:parent-style-name="Standard">
      <style:paragraph-properties>
        <style:tab-stops/>
      </style:paragraph-properties>
      <style:text-properties fo:font-size="12pt" style:text-underline-style="none" officeooo:rsid="000f7c02" officeooo:paragraph-rsid="000f7c02" style:font-size-asian="12pt" style:font-size-complex="12pt"/>
    </style:style>
    <style:style style:name="P19" style:family="paragraph" style:parent-style-name="Standard">
      <style:paragraph-properties>
        <style:tab-stops/>
      </style:paragraph-properties>
      <style:text-properties fo:font-size="12pt" style:text-underline-style="none" officeooo:rsid="00112050" officeooo:paragraph-rsid="00112050" style:font-size-asian="12pt" style:font-size-complex="12pt"/>
    </style:style>
    <style:style style:name="P20" style:family="paragraph" style:parent-style-name="Standard">
      <style:paragraph-properties>
        <style:tab-stops/>
      </style:paragraph-properties>
      <style:text-properties fo:font-size="12pt" style:text-underline-style="none" officeooo:rsid="00130c26" officeooo:paragraph-rsid="00130c26" style:font-size-asian="12pt" style:font-size-complex="12pt"/>
    </style:style>
    <style:style style:name="P21" style:family="paragraph" style:parent-style-name="Standard">
      <style:paragraph-properties>
        <style:tab-stops/>
      </style:paragraph-properties>
      <style:text-properties fo:font-size="12pt" style:text-underline-style="none" officeooo:rsid="00150b05" officeooo:paragraph-rsid="00150b05" style:font-size-asian="12pt" style:font-size-complex="12pt"/>
    </style:style>
    <style:style style:name="P22" style:family="paragraph" style:parent-style-name="Standard">
      <style:paragraph-properties>
        <style:tab-stops/>
      </style:paragraph-properties>
      <style:text-properties fo:font-size="12pt" style:text-underline-style="none" officeooo:rsid="0015d63f" officeooo:paragraph-rsid="0015d63f" style:font-size-asian="12pt" style:font-size-complex="12pt"/>
    </style:style>
    <style:style style:name="P23" style:family="paragraph" style:parent-style-name="Standard">
      <style:paragraph-properties>
        <style:tab-stops/>
      </style:paragraph-properties>
      <style:text-properties fo:font-size="12pt" style:text-underline-style="none" officeooo:rsid="0017c621" officeooo:paragraph-rsid="0017c621" style:font-size-asian="12pt" style:font-size-complex="12pt"/>
    </style:style>
    <style:style style:name="P24" style:family="paragraph" style:parent-style-name="Standard">
      <style:text-properties fo:font-size="14pt" style:text-underline-style="solid" style:text-underline-width="auto" style:text-underline-color="font-color" officeooo:rsid="00004389" officeooo:paragraph-rsid="00004389" style:font-size-asian="14pt" style:font-size-complex="14pt"/>
    </style:style>
    <style:style style:name="P25" style:family="paragraph" style:parent-style-name="Standard">
      <style:text-properties fo:font-size="14pt" style:text-underline-style="solid" style:text-underline-width="auto" style:text-underline-color="font-color" officeooo:rsid="00020dfd" officeooo:paragraph-rsid="00020dfd" style:font-size-asian="14pt" style:font-size-complex="14pt"/>
    </style:style>
    <style:style style:name="P26" style:family="paragraph" style:parent-style-name="Standard">
      <style:text-properties fo:font-size="14pt" style:text-underline-style="solid" style:text-underline-width="auto" style:text-underline-color="font-color" officeooo:rsid="00031f64" officeooo:paragraph-rsid="00031f64" style:font-size-asian="14pt" style:font-size-complex="14pt"/>
    </style:style>
    <style:style style:name="P27" style:family="paragraph" style:parent-style-name="Standard">
      <style:text-properties fo:font-size="14pt" style:text-underline-style="none" officeooo:rsid="000231bf" officeooo:paragraph-rsid="000231bf" style:font-size-asian="14pt" style:font-size-complex="14pt"/>
    </style:style>
    <style:style style:name="P28" style:family="paragraph" style:parent-style-name="Standard">
      <style:text-properties fo:font-size="14pt" style:text-underline-style="none" officeooo:rsid="00031f64" officeooo:paragraph-rsid="00031f64" style:font-size-asian="14pt" style:font-size-complex="14pt"/>
    </style:style>
    <style:style style:name="P29" style:family="paragraph" style:parent-style-name="Text_20_body">
      <style:text-properties fo:font-size="10.5pt" style:text-underline-style="none" officeooo:rsid="000231bf" officeooo:paragraph-rsid="000231bf" style:font-size-asian="10.5pt" style:font-size-complex="10.5pt"/>
    </style:style>
    <style:style style:name="P30" style:family="paragraph" style:parent-style-name="Standard" style:list-style-name="L1">
      <style:paragraph-properties fo:text-align="start" style:justify-single-word="false"/>
      <style:text-properties officeooo:paragraph-rsid="00020dfd"/>
    </style:style>
    <style:style style:name="P31" style:family="paragraph" style:parent-style-name="Standard" style:list-style-name="L2">
      <style:text-properties fo:font-size="10.5pt" style:text-underline-style="none" officeooo:rsid="00031f64" officeooo:paragraph-rsid="00031f64" style:font-size-asian="9.14999961853027pt" style:font-size-complex="10.5pt"/>
    </style:style>
    <style:style style:name="P32" style:family="paragraph" style:parent-style-name="Standard" style:list-style-name="L3">
      <style:paragraph-properties fo:text-align="start" style:justify-single-word="false"/>
      <style:text-properties fo:font-size="10.5pt" style:text-underline-style="none" officeooo:rsid="0004cb57" officeooo:paragraph-rsid="0004cb57" style:font-size-asian="9.14999961853027pt" style:font-size-complex="10.5pt"/>
    </style:style>
    <style:style style:name="P33" style:family="paragraph" style:parent-style-name="Standard" style:list-style-name="L3">
      <style:paragraph-properties fo:text-align="start" style:justify-single-word="false"/>
      <style:text-properties fo:font-size="10.5pt" style:text-underline-style="none" officeooo:rsid="0005048c" officeooo:paragraph-rsid="0005048c" style:font-size-asian="9.14999961853027pt" style:font-size-complex="10.5pt"/>
    </style:style>
    <style:style style:name="P34" style:family="paragraph" style:parent-style-name="Standard">
      <style:paragraph-properties>
        <style:tab-stops/>
      </style:paragraph-properties>
      <style:text-properties fo:font-size="12pt" style:text-underline-style="none" officeooo:rsid="0017c621" officeooo:paragraph-rsid="0017c621" style:font-size-asian="12pt" style:font-size-complex="12pt"/>
    </style:style>
    <style:style style:name="P35" style:family="paragraph" style:parent-style-name="Standard">
      <style:text-properties fo:font-size="12pt" style:text-underline-style="none" officeooo:rsid="00206368" officeooo:paragraph-rsid="00206368" style:font-size-asian="12pt" style:font-size-complex="12pt"/>
    </style:style>
    <style:style style:name="P36" style:family="paragraph" style:parent-style-name="Standard">
      <style:text-properties fo:font-size="12pt" style:text-underline-style="none" officeooo:rsid="0023cdb3" officeooo:paragraph-rsid="0023cdb3" style:font-size-asian="12pt" style:font-size-complex="12pt"/>
    </style:style>
    <style:style style:name="P37" style:family="paragraph" style:parent-style-name="Standard">
      <style:paragraph-properties>
        <style:tab-stops/>
      </style:paragraph-properties>
      <style:text-properties fo:font-size="12pt" style:text-underline-style="none" officeooo:rsid="0026f5f5" officeooo:paragraph-rsid="0026f5f5" style:font-size-asian="12pt" style:font-size-complex="12pt"/>
    </style:style>
    <style:style style:name="P38" style:family="paragraph" style:parent-style-name="Standard">
      <style:text-properties fo:font-size="12pt" officeooo:rsid="00004389" officeooo:paragraph-rsid="00004389" style:font-size-asian="12pt" style:font-size-complex="12pt"/>
    </style:style>
    <style:style style:name="P39" style:family="paragraph" style:parent-style-name="Standard">
      <style:text-properties fo:font-size="12pt" officeooo:rsid="001e8d70" officeooo:paragraph-rsid="001e8d70" style:font-size-asian="12pt" style:font-size-complex="12pt"/>
    </style:style>
    <style:style style:name="P40" style:family="paragraph" style:parent-style-name="Standard">
      <style:text-properties fo:font-size="12pt" style:text-underline-style="solid" style:text-underline-width="auto" style:text-underline-color="font-color" officeooo:rsid="001e8d70" officeooo:paragraph-rsid="001e8d70" style:font-size-asian="12pt" style:font-size-complex="12pt"/>
    </style:style>
    <style:style style:name="T1" style:family="text">
      <style:text-properties officeooo:rsid="00004950"/>
    </style:style>
    <style:style style:name="T2" style:family="text">
      <style:text-properties officeooo:rsid="0000dc9e"/>
    </style:style>
    <style:style style:name="T3" style:family="text">
      <style:text-properties style:text-underline-style="none"/>
    </style:style>
    <style:style style:name="T4" style:family="text">
      <style:text-properties style:text-underline-style="none" officeooo:rsid="00020dfd"/>
    </style:style>
    <style:style style:name="T5" style:family="text">
      <style:text-properties style:text-underline-style="none" style:font-size-asian="10.5pt"/>
    </style:style>
    <style:style style:name="T6" style:family="text">
      <style:text-properties style:text-underline-style="none" officeooo:rsid="00020dfd" style:font-size-asian="10.5pt"/>
    </style:style>
    <style:style style:name="T7" style:family="text">
      <style:text-properties style:text-underline-style="none" officeooo:rsid="00071292" style:font-size-asian="10.5pt"/>
    </style:style>
    <style:style style:name="T8" style:family="text">
      <style:text-properties fo:font-size="10.5pt" style:text-underline-style="none" officeooo:rsid="00020dfd" style:font-size-asian="9.14999961853027pt" style:font-size-complex="10.5pt"/>
    </style:style>
    <style:style style:name="T9" style:family="text">
      <style:text-properties fo:font-size="10.5pt" style:text-underline-style="none" officeooo:rsid="000231bf" style:font-size-asian="9.14999961853027pt" style:font-size-complex="10.5pt"/>
    </style:style>
    <style:style style:name="T10" style:family="text">
      <style:text-properties style:text-underline-style="solid" style:text-underline-width="auto" style:text-underline-color="font-color"/>
    </style:style>
    <style:style style:name="T11" style:family="text">
      <style:text-properties fo:color="#0000ee" style:font-name="Times New Roman1" fo:font-size="12pt" style:text-underline-style="solid" style:text-underline-width="auto" style:text-underline-color="font-color"/>
    </style:style>
    <style:style style:name="T12" style:family="text">
      <style:text-properties officeooo:rsid="0007a379"/>
    </style:style>
    <style:style style:name="T13" style:family="text">
      <style:text-properties officeooo:rsid="000d1ba8"/>
    </style:style>
    <style:style style:name="T14" style:family="text">
      <style:text-properties officeooo:rsid="00150b05"/>
    </style:style>
    <style:style style:name="T15" style:family="text">
      <style:text-properties officeooo:rsid="0018fa52"/>
    </style:style>
    <style:style style:name="T16" style:family="text">
      <style:text-properties officeooo:rsid="00220b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journal <text:s text:c="78"/><text:span text:style-name="T12">Mona Ghai-45049459</text:span></text:p>
      <text:p text:style-name="P1"/>
      <text:p text:style-name="P3"><text:span text:style-name="T2">Before beginning this class I was not sure that I would be able to do anything as I was quite unsure about the relevance of this unit to my Research. I was acquainted with number of new terms like GitHub, Slack, cloudstor and what not. </text:span>After consulting Brian and eating brain of Sherid<text:span text:style-name="T1">e</text:span>n now I am sta<text:span text:style-name="T1">r</text:span>ting with my learning journal. I am finding it quite difficult at this stage but it is increasing my ‘digital’ skills as well.</text:p>
      <text:p text:style-name="P2"/>
      <text:p text:style-name="P4">In week 1, we were asked to retrieve prior to 6 months. As I have never used computer much except for typing, this was new for me.</text:p>
      <text:p text:style-name="P4"/>
      <text:p text:style-name="P4"/>
      <text:p text:style-name="P4">Doing all the stuff together was not less than a roller coaster ride for me. But in <text:span text:style-name="T2">Week 2 again we were given a task which seemed was not my cup of tea. So I discussed with Sheriden and she came like an angel in my life. She explained the technicalities again and now I think I can start off with my work.</text:span></text:p>
      <text:p text:style-name="P4"/>
      <text:p text:style-name="P4"/>
      <text:p text:style-name="P5">August 5 to 11</text:p>
      <text:p text:style-name="P5"/>
      <text:p text:style-name="P6">Data Carpentry introduction was provided in the class and Sheriden helped me with some of problems.</text:p>
      <text:p text:style-name="P6"/>
      <text:p text:style-name="P5">August 12 to 18</text:p>
      <text:p text:style-name="P5"/>
      <text:p text:style-name="P5"><text:span text:style-name="T5">This week we have to complete our scoping </text:span><text:span text:style-name="T7">exercise</text:span><text:span text:style-name="T5">/ proof of concept exercise due. I will try to put whole lot of efforts in it but I don’t have any knowledge of </text:span><text:span text:style-name="T6">LaTeX( if I had it could fetch an HD for me), nevertheless I will try to do my best. Hope it goes well</text:span><text:span text:style-name="T4">.</text:span></text:p>
      <text:p text:style-name="P8"/>
      <text:p text:style-name="P8"/>
      <text:p text:style-name="P24"><text:span text:style-name="T3"><text:s text:c="44"/></text:span>Data Carpentry</text:p>
      <text:p text:style-name="P24"/>
      <text:p text:style-name="P25"><text:span text:style-name="T3"><text:s/></text:span>Aim:</text:p>
      <text:p text:style-name="P7"/>
      <text:list xml:id="list4037610950" text:style-name="L1">
        <text:list-item>
          <text:p text:style-name="P30"><text:span text:style-name="T8">To complete my home task to identify errors in SAFI </text:span><text:span text:style-name="T9">messy <text:s text:c="4"/>sheet</text:span></text:p>
        </text:list-item>
      </text:list>
      <text:p text:style-name="P27"/>
      <text:p text:style-name="P27"><text:s/><text:span text:style-name="T10">Resources</text:span>:</text:p>
      <text:p text:style-name="P27"/>
      <text:p text:style-name="P11">Website links:</text:p>
      <text:p text:style-name="P11"/>
      <text:p text:style-name="P29"><text:a xlink:type="simple" xlink:href="https://datacarpentry.org/spreadsheets-socialsci/00-intro/index.html" text:style-name="Internet_20_link" text:visited-style-name="Visited_20_Internet_20_Link"><text:span text:style-name="T11">https://datacarpentry.org/spreadsheets-socialsci/00-intro/index.html</text:span></text:a></text:p>
      <text:p text:style-name="Text_20_body"><text:a xlink:type="simple" xlink:href="https://datacarpentry.org/spreadsheets-socialsci/01-format-data/index.html" text:style-name="Internet_20_link" text:visited-style-name="Visited_20_Internet_20_Link"><text:span text:style-name="T11">https://datacarpentry.org/spreadsheets-socialsci/01-format-data/index.html</text:span></text:a> </text:p>
      <text:p text:style-name="P26">Action Taken<text:span text:style-name="T3"> :</text:span></text:p>
      <text:p text:style-name="P28"/>
      <text:list xml:id="list121920661" text:style-name="L2">
        <text:list-item>
          <text:p text:style-name="P31">Downloaded the links.</text:p>
        </text:list-item>
        <text:list-item>
          <text:p text:style-name="P31">Opened and carefully examined the data.</text:p>
        </text:list-item>
      </text:list>
      <text:p text:style-name="P9"/>
      <text:p text:style-name="P9">The data seemed quite messy. Following main points were noted:</text:p>
      <text:p text:style-name="P9"/>
      <text:list xml:id="list2372111671" text:style-name="L3">
        <text:list-item>
          <text:p text:style-name="P32">Use of multiple tables in same spreadsheet;</text:p>
        </text:list-item>
        <text:list-item>
          <text:p text:style-name="P32">Leaving the cells blank where zeroes must be put;</text:p>
        </text:list-item>
        <text:list-item>
          <text:p text:style-name="P32">special characters are used, like*</text:p>
        </text:list-item>
        <text:list-item>
          <text:p text:style-name="P32">values(null) like -99 and -999 are used that won’t be recognised;</text:p>
        </text:list-item>
        <text:list-item>
          <text:p text:style-name="P32">confusing terms like mabati-sloping and mabatisloping are used;</text:p>
        </text:list-item>
        <text:list-item>
          <text:p text:style-name="P33">use of highlighting in cells;</text:p>
        </text:list-item>
        <text:list-item>
          <text:p text:style-name="P33">use of text in cells;</text:p>
        </text:list-item>
      </text:list>
      <text:p text:style-name="P10">There are a range of errors needed to be cleaned up.</text:p>
      <text:p text:style-name="P26"/>
      <text:p text:style-name="P13"><text:soft-page-break/></text:p>
      <text:p text:style-name="P14">August 16</text:p>
      <text:p text:style-name="P14"/>
      <text:p text:style-name="P14">I was worried about submitting my assignment but successfully submitted(thanks to Sheriden) on ilearn and cloudstor. </text:p>
      <text:p text:style-name="P14">I am finding this process interesting now as atleast I have started with the initial and basic things which I was worrying about earlier.</text:p>
      <text:p text:style-name="P14"/>
      <text:p text:style-name="P15">I asked Sheriden to make me aware of the process of LateX as I was trying to download it online and was facing number of problems. But she told me that it could be done through overleaf. I will definitely try this out. A bit confused at this point but lets see how it works.</text:p>
      <text:p text:style-name="P15"/>
      <text:p text:style-name="P16">Problem Faced:</text:p>
      <text:p text:style-name="P16"/>
      <text:p text:style-name="P16">I was trying to add to the learning journal but was unable to do so. I tried Save and Copy but wasn’t a solution for me.</text:p>
      <text:p text:style-name="P16"/>
      <text:p text:style-name="P17">August 17</text:p>
      <text:p text:style-name="P17"/>
      <text:p text:style-name="P17">I have decided to try La<text:span text:style-name="T13">Tex</text:span> for my next assignment. <text:span text:style-name="T13">For that initially I will try it on Word and then transfer to LaTeX. I am having an overview on overleaf which looks like a good guide. Never tried anything of this sort, it seems interesting but a Herculean task. I have already submitted the previous assignment in Word.</text:span></text:p>
      <text:p text:style-name="P17"/>
      <text:p text:style-name="P18">Objective:</text:p>
      <text:p text:style-name="P18">Try to learn LaTeX starting from title, author and date.</text:p>
      <text:p text:style-name="P18"/>
      <text:p text:style-name="P18">Action:</text:p>
      <text:p text:style-name="P18">\title{Proof of concept}</text:p>
      <text:p text:style-name="P18">\author{Mona Ghai}</text:p>
      <text:p text:style-name="P19">\begin{document}</text:p>
      <text:p text:style-name="P19"><text:span text:style-name="T14">\</text:span>maketi<text:span text:style-name="T14">t</text:span>le</text:p>
      <text:p text:style-name="P19">\end{document}</text:p>
      <text:p text:style-name="P18"/>
      <text:p text:style-name="P19">Click ‘compile’</text:p>
      <text:p text:style-name="P19"/>
      <text:p text:style-name="P20">Error: none</text:p>
      <text:p text:style-name="P20"/>
      <text:p text:style-name="P21">Result: My document was generated with Title, Author and date(which I didn’t mention)</text:p>
      <text:p text:style-name="P21"/>
      <text:p text:style-name="P22">This seems to be a great achievement. But now the tough work was to be done.</text:p>
      <text:p text:style-name="P23">Now I had to work hard for next steps, <text:span text:style-name="T15">creating headings, subheadings, and other things.</text:span></text:p>
      <text:p text:style-name="P23"/>
      <text:p text:style-name="P37">I am going bto revisit this later week as it overwhelming, I am not able to learn it in one week</text:p>
      <text:p text:style-name="P23"/>
      <text:p text:style-name="P23"/>
      <text:p text:style-name="P23"/>
      <text:p text:style-name="P20"/>
      <text:p text:style-name="P19"/>
      <text:p text:style-name="P18"/>
      <text:p text:style-name="P16"/>
      <text:p text:style-name="P15"/>
      <text:p text:style-name="P12"><text:soft-page-break/></text:p>
      <text:p text:style-name="P12"/>
      <text:p text:style-name="P39">August 18</text:p>
      <text:p text:style-name="P39"/>
      <text:p text:style-name="P40">Data and Metadata in English Literature.</text:p>
      <text:p text:style-name="P40"/>
      <text:p text:style-name="P35">The data to be used in Literature is quite different from other subjects and fields. The data is not quantifiable or surveyable. So it seems to be a difficult task. <text:span text:style-name="T16">Therefore the texts we read can be considered as data. In order to draw conclusions from that data we can analyse and interpret the data using various techniques like close reading, distant reading and through different approaches like historical, thematic, biographical, etc.</text:span></text:p>
      <text:p text:style-name="P35"/>
      <text:p text:style-name="P36">Metadata in the case of literature study can be the author, publication details, title(I can’t think of anything else)</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2:59:08.622000000</meta:creation-date>
    <dc:date>2019-08-21T14:30:39.249000000</dc:date>
    <meta:editing-duration>P1DT22H26M4S</meta:editing-duration>
    <meta:editing-cycles>24</meta:editing-cycles>
    <meta:generator>Trio_Office/6.1.3.2$Windows_x86 LibreOffice_project/</meta:generator>
    <meta:document-statistic meta:table-count="0" meta:image-count="0" meta:object-count="0" meta:page-count="3" meta:paragraph-count="53" meta:word-count="739" meta:character-count="4315" meta:non-whitespace-character-count="3509"/>
  </office:meta>
</office:document-meta>
</file>